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15pt" fo:font-weight="bold" officeooo:rsid="00208467" style:font-size-asian="13.1000003814697pt" style:font-weight-asian="bold" style:font-size-complex="15pt" style:font-weight-complex="bold"/>
    </style:style>
    <style:style style:name="P2" style:family="paragraph" style:parent-style-name="Standard">
      <style:text-properties fo:font-size="15pt" fo:font-weight="bold" officeooo:rsid="0022cb5f" officeooo:paragraph-rsid="0022cb5f" style:font-size-asian="13.1000003814697pt" style:font-weight-asian="bold" style:font-size-complex="15pt" style:font-weight-complex="bold"/>
    </style:style>
    <style:style style:name="P3" style:family="paragraph" style:parent-style-name="Standard" style:list-style-name="L4">
      <style:text-properties fo:font-size="15pt" fo:font-weight="bold" officeooo:rsid="0022cb5f" officeooo:paragraph-rsid="0022cb5f" style:font-size-asian="13.1000003814697pt" style:font-weight-asian="bold" style:font-size-complex="15pt" style:font-weight-complex="bold"/>
    </style:style>
    <style:style style:name="P4" style:family="paragraph" style:parent-style-name="Standard">
      <style:text-properties fo:font-size="15pt" fo:font-weight="bold" officeooo:rsid="0024ac24" officeooo:paragraph-rsid="0024ac24" style:font-size-asian="13.1000003814697pt" style:font-weight-asian="bold" style:font-size-complex="15pt" style:font-weight-complex="bold"/>
    </style:style>
    <style:style style:name="P5" style:family="paragraph" style:parent-style-name="Standard" style:list-style-name="L5">
      <style:text-properties fo:font-size="15pt" fo:font-weight="bold" officeooo:rsid="0024ac24" officeooo:paragraph-rsid="0024ac24" style:font-size-asian="13.1000003814697pt" style:font-weight-asian="bold" style:font-size-complex="15pt" style:font-weight-complex="bold"/>
    </style:style>
    <style:style style:name="P6" style:family="paragraph" style:parent-style-name="Standard" style:list-style-name="L7">
      <style:text-properties fo:font-size="15pt" fo:font-weight="bold" officeooo:rsid="0024ac24" officeooo:paragraph-rsid="0024ac24" style:font-size-asian="13.1000003814697pt" style:font-weight-asian="bold" style:font-size-complex="15pt" style:font-weight-complex="bold"/>
    </style:style>
    <style:style style:name="P7" style:family="paragraph" style:parent-style-name="Standard">
      <style:text-properties fo:font-size="15pt" fo:font-weight="bold" officeooo:rsid="0024b8f5" officeooo:paragraph-rsid="0024b8f5" style:font-size-asian="13.1000003814697pt" style:font-weight-asian="bold" style:font-size-complex="15pt" style:font-weight-complex="bold"/>
    </style:style>
    <style:style style:name="P8" style:family="paragraph" style:parent-style-name="Standard" style:list-style-name="L8">
      <style:text-properties fo:font-size="15pt" fo:font-weight="bold" officeooo:rsid="0024b8f5" officeooo:paragraph-rsid="0024b8f5" style:font-size-asian="13.1000003814697pt" style:font-weight-asian="bold" style:font-size-complex="15pt" style:font-weight-complex="bold"/>
    </style:style>
    <style:style style:name="P9" style:family="paragraph" style:parent-style-name="Standard">
      <style:text-properties fo:font-size="15pt" fo:font-weight="normal" officeooo:rsid="00208467" officeooo:paragraph-rsid="00208467" style:font-size-asian="13.1000003814697pt" style:font-weight-asian="normal" style:font-size-complex="15pt" style:font-weight-complex="normal"/>
    </style:style>
    <style:style style:name="P10" style:family="paragraph" style:parent-style-name="Standard" style:list-style-name="L2">
      <style:text-properties fo:font-size="15pt" fo:font-weight="normal" officeooo:rsid="0020f19f" officeooo:paragraph-rsid="0020f19f" style:font-size-asian="13.1000003814697pt" style:font-weight-asian="normal" style:font-size-complex="15pt" style:font-weight-complex="normal"/>
    </style:style>
    <style:style style:name="P11" style:family="paragraph" style:parent-style-name="Standard">
      <style:text-properties fo:font-size="15pt" fo:font-weight="normal" officeooo:rsid="0020f19f" officeooo:paragraph-rsid="0020f19f" style:font-size-asian="13.1000003814697pt" style:font-weight-asian="normal" style:font-size-complex="15pt" style:font-weight-complex="normal"/>
    </style:style>
    <style:style style:name="P12" style:family="paragraph" style:parent-style-name="Standard">
      <style:text-properties fo:font-size="15pt" fo:font-weight="normal" officeooo:rsid="0022cb5f" officeooo:paragraph-rsid="0022cb5f" style:font-size-asian="13.1000003814697pt" style:font-weight-asian="normal" style:font-size-complex="15pt" style:font-weight-complex="normal"/>
    </style:style>
    <style:style style:name="P13" style:family="paragraph" style:parent-style-name="Standard" style:list-style-name="L3">
      <style:text-properties fo:font-size="15pt" fo:font-weight="normal" officeooo:rsid="0022cb5f" officeooo:paragraph-rsid="0022cb5f" style:font-size-asian="13.1000003814697pt" style:font-weight-asian="normal" style:font-size-complex="15pt" style:font-weight-complex="normal"/>
    </style:style>
    <style:style style:name="T1" style:family="text">
      <style:text-properties fo:font-size="10pt" style:font-size-asian="8.75pt" style:font-size-complex="10pt"/>
    </style:style>
    <style:style style:name="T2" style:family="text">
      <style:text-properties fo:font-size="10pt" officeooo:rsid="0020f19f" style:font-size-asian="8.75pt" style:font-size-complex="10pt"/>
    </style:style>
    <style:style style:name="T3" style:family="text">
      <style:text-properties fo:font-size="10pt" officeooo:rsid="0024ac24" style:font-size-asian="8.75pt" style:font-size-complex="10pt"/>
    </style:style>
    <style:style style:name="T4" style:family="text">
      <style:text-properties fo:font-size="10pt" fo:font-weight="bold" style:font-size-asian="8.75pt" style:font-weight-asian="bold" style:font-size-complex="10pt" style:font-weight-complex="bold"/>
    </style:style>
    <style:style style:name="T5" style:family="text">
      <style:text-properties fo:font-size="10pt" fo:font-weight="bold" officeooo:rsid="0020f19f" style:font-size-asian="8.75pt" style:font-weight-asian="bold" style:font-size-complex="10pt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ynamique des populations</text:p>
      <text:p text:style-name="P1"><text:span text:style-name="T1"/></text:p>
      <text:p text:style-name="P9"><text:span text:style-name="T1">Population varie au cours du temps : milieu, des individus, de la population dans son ensemble.</text:span></text:p>
      <text:p text:style-name="P9"><text:span text:style-name="T1">Population naturelles </text:span><text:span text:style-name="T4">ne croissent pas indéfiniment</text:span><text:span text:style-name="T1"> , </text:span><text:span text:style-name="T2">population </text:span><text:span text:style-name="T5">oscille autour d’une valeur moyenne d’équilibre</text:span><text:span text:style-name="T2">, si la densité de la population influe sur l’intensité d’action des mécanismes régulateurs , </text:span><text:span text:style-name="T5">phénomène de régulation</text:span></text:p>
      <text:list xml:id="list914078846" text:style-name="L2">
        <text:list-item>
          <text:p text:style-name="P10"><text:span text:style-name="T1">limitation</text:span></text:p>
        </text:list-item>
        <text:list-item>
          <text:p text:style-name="P10"><text:span text:style-name="T1">stabilisation</text:span></text:p>
        </text:list-item>
        <text:list-item>
          <text:p text:style-name="P10"><text:span text:style-name="T1">régulation</text:span></text:p>
        </text:list-item>
      </text:list>
      <text:p text:style-name="P11"><text:span text:style-name="T1">Pas </text:span><text:span text:style-name="T4">régies par les mêmes mécanismes</text:span><text:span text:style-name="T1">, </text:span><text:span text:style-name="T4">pas indépendantes les unes des autres</text:span><text:span text:style-name="T1">,</text:span><text:span text:style-name="T4"> premiers degrés de compréhension du fonctionnement</text:span></text:p>
      <text:p text:style-name="P11"><text:span text:style-name="T4"/></text:p>
      <text:p text:style-name="P12"><text:span text:style-name="T1">Effectifs dépendent : </text:span></text:p>
      <text:list xml:id="list3935258893" text:style-name="L3">
        <text:list-item>
          <text:p text:style-name="P13"><text:span text:style-name="T1">natalité = Q</text:span></text:p>
        </text:list-item>
        <text:list-item>
          <text:p text:style-name="P13"><text:span text:style-name="T1">mortalité = M</text:span></text:p>
        </text:list-item>
        <text:list-item>
          <text:p text:style-name="P13"><text:span text:style-name="T1">émigration = e</text:span></text:p>
        </text:list-item>
        <text:list-item>
          <text:p text:style-name="P13"><text:span text:style-name="T1">immigration = i</text:span></text:p>
        </text:list-item>
      </text:list>
      <text:p text:style-name="P12"><text:span text:style-name="T3">sélection</text:span><text:span text:style-name="T1"> r = s'exerce dans population à basse densité entraîne une reproduction la plus élevée possible</text:span></text:p>
      <text:p text:style-name="P12"><text:span text:style-name="T1">sélection K = s'exerce dans une population à forte densité favorise une meilleure conversion des ressources trophiques </text:span></text:p>
      <text:p text:style-name="P12"><text:span text:style-name="T1"/></text:p>
      <text:p text:style-name="P2"><text:span text:style-name="T1">N t = N t-1 + ( Q – M + i – e)</text:span></text:p>
      <text:p text:style-name="P2"><text:span text:style-name="T1">N t = N t-1 + (q N t-1 – m N t-1)</text:span></text:p>
      <text:p text:style-name="P2"><text:span text:style-name="T1">N t - N t-1 = N t-1 (q <text:s/>– m)</text:span></text:p>
      <text:p text:style-name="P2"><text:span text:style-name="T1">r = taux d’accroissement = différence entre q et m</text:span></text:p>
      <text:p text:style-name="P2"><text:span text:style-name="T1">N t = r N t-1 + N t-1 <text:s/>et r = (N t - N t-1) / N t-1</text:span></text:p>
      <text:p text:style-name="P2"><text:span text:style-name="T1">dN / dt = r N t-1</text:span></text:p>
      <text:p text:style-name="P12"><text:span text:style-name="T1">r <text:s/>lié aux conditions du milieu et caractéristiques des individus.</text:span></text:p>
      <text:p text:style-name="P12"><text:span text:style-name="T1">r = 0 quand N=K</text:span></text:p>
      <text:p text:style-name="P2"><text:span text:style-name="T1">N t = N t-1 + (r m -α N t-1) N t-1</text:span></text:p>
      <text:p text:style-name="P2"><text:span text:style-name="T1">K = r m / α </text:span></text:p>
      <text:p text:style-name="P12"><text:span text:style-name="T1"/></text:p>
      <text:p text:style-name="P2"><text:span text:style-name="T1">Système oscille autour d’une position d’équilibre K quand r m = 2 → stabilité</text:span></text:p>
      <text:p text:style-name="P2"><text:span text:style-name="T1">Si r m &lt;2 → oscillations non égales diminue jusqu’à K</text:span></text:p>
      <text:p text:style-name="P2"><text:span text:style-name="T1">Si r m &gt;2 → oscillations non égales, système déstabilisé → extinction</text:span></text:p>
      <text:p text:style-name="P2"><text:span text:style-name="T1"/></text:p>
      <text:p text:style-name="P2"><text:span text:style-name="T1">dN / dt = r m <text:s/>N ((K – N) / K) →</text:span><text:span text:style-name="T3"> densité de la population dépend de la résistance du milieu = (K-N/K)</text:span></text:p>
      <text:list xml:id="list2307659627" text:style-name="L4">
        <text:list-item>
          <text:p text:style-name="P3"><text:span text:style-name="T3">population possède une structure d’âge constante</text:span></text:p>
        </text:list-item>
        <text:list-item>
          <text:p text:style-name="P3"><text:span text:style-name="T3">les individus participent tous de manière équivalente à la reproduction</text:span></text:p>
        </text:list-item>
        <text:list-item>
          <text:p text:style-name="P3"><text:span text:style-name="T3">milieu possède une capacité biotique constante (rare)</text:span></text:p>
        </text:list-item>
      </text:list>
      <text:p text:style-name="P2"><text:span text:style-name="T3"/></text:p>
      <text:list xml:id="list2858427625" text:style-name="L5">
        <text:list-item>
          <text:p text:style-name="P5"><text:span text:style-name="T1">Populations en expansion → idée de milieu fluctuant, déséquilibre entre population et milieu (rm)</text:span></text:p>
        </text:list-item>
        <text:list-item>
          <text:p text:style-name="P5"><text:span text:style-name="T1">Populations stationnaires → <text:s/>milieu stable, équilibre entre population et milieu (K)</text:span></text:p>
        </text:list-item>
      </text:list>
      <text:p text:style-name="P4"><text:span text:style-name="T1"/></text:p>
      <text:p text:style-name="P4"><text:span text:style-name="T1">Grime :</text:span></text:p>
      <text:list xml:id="list975500477" text:style-name="L7">
        <text:list-item>
          <text:p text:style-name="P6"><text:span text:style-name="T1">sélection C : aptitude élevée des individus à la concurrence, dépend des caractéristiques optimisant la croissance des végétaux en condition de haute productivité</text:span></text:p>
        </text:list-item>
        <text:list-item>
          <text:p text:style-name="P6"><text:span text:style-name="T1">sélection R : identifiée chez les populations à courte durée de vie, production de semences élevée dans un habitat sévèrement perturbé mais tout de même productif</text:span></text:p>
        </text:list-item>
        <text:list-item>
          <text:p text:style-name="P6"><text:span text:style-name="T1">sélection S : entraîne une réduction des vigueurs végétative et reproductrice</text:span></text:p>
        </text:list-item>
      </text:list>
      <text:p text:style-name="P4"><text:span text:style-name="T1"/></text:p>
      <text:p text:style-name="P7"><text:span text:style-name="T1">Mc Arthur :</text:span></text:p>
      <text:p text:style-name="P7"><text:span text:style-name="T1"/></text:p>
      <text:list xml:id="list460948589" text:style-name="L8">
        <text:list-item>
          <text:p text:style-name="P8"><text:span text:style-name="T1">R = espèce à croissance rapide, renouvellement important, régulation de la population indépendante de la densité. Aptitude compétitive faible ou faible taille des individus <text:s text:c="2"/>R</text:span></text:p>
        </text:list-item>
        <text:list-item>
          <text:p text:style-name="P8"><text:span text:style-name="T1">K = faible fluctuation des effectifs, régulation liée directement à la densité, compétition fortement intense limitée dans les faits par les ajustements de niche. Grande taille, croissance lente → C</text:span></text:p>
        </text:list-item>
        <text:list-item>
          <text:p text:style-name="P8"><text:span text:style-name="T1">beyond K = population se maintient au delà des capacités du milieu, il y a alors **diminution importante des capacités des individus → S</text:span></text:p>
        </text:list-item>
      </text:list>
      <text:p text:style-name="P7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Numbering_20_Symbols" style:display-name="Numbering Symbols" style:family="text">
      <style:text-properties fo:font-size="10pt" style:font-size-asian="8.75pt" style:font-size-complex="10pt"/>
    </style:style>
    <style:style style:name="Bullet_20_Symbols" style:display-name="Bullet Symbols" style:family="text">
      <style:text-properties style:font-name="OpenSymbol" fo:font-family="OpenSymbol" style:font-charset="x-symbol" fo:font-size="10pt" style:font-name-asian="OpenSymbol" style:font-family-asian="OpenSymbol" style:font-charset-asian="x-symbol" style:font-size-asian="8.75pt" style:font-name-complex="OpenSymbol" style:font-family-complex="OpenSymbol" style:font-charset-complex="x-symbol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9T09:33:11.356000000</meta:creation-date>
    <meta:generator>LibreOffice/6.1.5.2$Windows_X86_64 LibreOffice_project/90f8dcf33c87b3705e78202e3df5142b201bd805</meta:generator>
    <dc:date>2019-06-19T10:19:14.051000000</dc:date>
    <meta:editing-duration>PT2M49S</meta:editing-duration>
    <meta:editing-cycles>1</meta:editing-cycles>
    <meta:document-statistic meta:table-count="0" meta:image-count="0" meta:object-count="0" meta:page-count="1" meta:paragraph-count="41" meta:word-count="495" meta:character-count="2745" meta:non-whitespace-character-count="2294"/>
  </office:meta>
</office:document-meta>
</file>